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96E9FC88D18D8997E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0193in" draw:z-index="0"><draw:image xlink:href="Pictures/10000000000004C800000396E9FC88D18D8997E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2:33.892182275</meta:creation-date>
    <dc:date>2021-03-01T14:22:58.501473047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